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Referenzlösung zum Infiltrationstestfal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_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/h</text:p>
          </table:table-cell>
          <table:table-cell table:formula="of:=[.B5]/3600" office:value-type="float" office:value="0.000138888888888889" calcext:value-type="float">
            <text:p>0.000138888888889</text:p>
          </table:table-cell>
          <table:table-cell office:value-type="string" calcext:value-type="string">
            <text:p>1/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_air</text:p>
          </table:table-cell>
          <table:table-cell office:value-type="float" office:value="1.205" calcext:value-type="float">
            <text:p>1.205</text:p>
          </table:table-cell>
          <table:table-cell office:value-type="string" calcext:value-type="string">
            <text:p>kg/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air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J/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J/K</text:p>
          </table:table-cell>
          <table:table-cell table:formula="of:=[.B9]*1000" office:value-type="float" office:value="150000" calcext:value-type="float">
            <text:p>150000</text:p>
          </table:table-cell>
          <table:table-cell office:value-type="string" calcext:value-type="string">
            <text:p>J/K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Zeit [h]</text:p>
          </table:table-cell>
          <table:table-cell office:value-type="string" calcext:value-type="string">
            <text:p>T [C]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4]+([.$B$3]-[.$B$4])*EXP(-[.$D$5]*[.$B$6]*[.$B$7]*[.$B$8]*[.A13]*3600/([.$B$6]*[.$B$7]*[.$B$8]+[.$D$9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4]+([.$B$3]-[.$B$4])*EXP(-[.$D$5]*[.$B$6]*[.$B$7]*[.$B$8]*[.A14]*3600/([.$B$6]*[.$B$7]*[.$B$8]+[.$D$9]))" office:value-type="float" office:value="7.84776690570205" calcext:value-type="float">
            <text:p>7.847766905702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4]+([.$B$3]-[.$B$4])*EXP(-[.$D$5]*[.$B$6]*[.$B$7]*[.$B$8]*[.A15]*3600/([.$B$6]*[.$B$7]*[.$B$8]+[.$D$9]))" office:value-type="float" office:value="10.15488205479" calcext:value-type="float">
            <text:p>10.1548820547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4]+([.$B$3]-[.$B$4])*EXP(-[.$D$5]*[.$B$6]*[.$B$7]*[.$B$8]*[.A16]*3600/([.$B$6]*[.$B$7]*[.$B$8]+[.$D$9]))" office:value-type="float" office:value="12.0239887925968" calcext:value-type="float">
            <text:p>12.023988792596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4]+([.$B$3]-[.$B$4])*EXP(-[.$D$5]*[.$B$6]*[.$B$7]*[.$B$8]*[.A17]*3600/([.$B$6]*[.$B$7]*[.$B$8]+[.$D$9]))" office:value-type="float" office:value="13.5382435096602" calcext:value-type="float">
            <text:p>13.53824350966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4]+([.$B$3]-[.$B$4])*EXP(-[.$D$5]*[.$B$6]*[.$B$7]*[.$B$8]*[.A18]*3600/([.$B$6]*[.$B$7]*[.$B$8]+[.$D$9]))" office:value-type="float" office:value="14.7650152620532" calcext:value-type="float">
            <text:p>14.765015262053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4]+([.$B$3]-[.$B$4])*EXP(-[.$D$5]*[.$B$6]*[.$B$7]*[.$B$8]*[.A19]*3600/([.$B$6]*[.$B$7]*[.$B$8]+[.$D$9]))" office:value-type="float" office:value="15.7588830146253" calcext:value-type="float">
            <text:p>15.758883014625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4]+([.$B$3]-[.$B$4])*EXP(-[.$D$5]*[.$B$6]*[.$B$7]*[.$B$8]*[.A20]*3600/([.$B$6]*[.$B$7]*[.$B$8]+[.$D$9]))" office:value-type="float" office:value="16.564063854236" calcext:value-type="float">
            <text:p>16.5640638542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4]+([.$B$3]-[.$B$4])*EXP(-[.$D$5]*[.$B$6]*[.$B$7]*[.$B$8]*[.A21]*3600/([.$B$6]*[.$B$7]*[.$B$8]+[.$D$9]))" office:value-type="float" office:value="17.2163802039701" calcext:value-type="float">
            <text:p>17.21638020397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4]+([.$B$3]-[.$B$4])*EXP(-[.$D$5]*[.$B$6]*[.$B$7]*[.$B$8]*[.A22]*3600/([.$B$6]*[.$B$7]*[.$B$8]+[.$D$9]))" office:value-type="float" office:value="17.7448535595162" calcext:value-type="float">
            <text:p>17.744853559516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4]+([.$B$3]-[.$B$4])*EXP(-[.$D$5]*[.$B$6]*[.$B$7]*[.$B$8]*[.A23]*3600/([.$B$6]*[.$B$7]*[.$B$8]+[.$D$9]))" office:value-type="float" office:value="18.1729956528976" calcext:value-type="float">
            <text:p>18.172995652897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4]+([.$B$3]-[.$B$4])*EXP(-[.$D$5]*[.$B$6]*[.$B$7]*[.$B$8]*[.A24]*3600/([.$B$6]*[.$B$7]*[.$B$8]+[.$D$9]))" office:value-type="float" office:value="18.5198544873144" calcext:value-type="float">
            <text:p>18.519854487314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4]+([.$B$3]-[.$B$4])*EXP(-[.$D$5]*[.$B$6]*[.$B$7]*[.$B$8]*[.A25]*3600/([.$B$6]*[.$B$7]*[.$B$8]+[.$D$9]))" office:value-type="float" office:value="18.8008617810911" calcext:value-type="float">
            <text:p>18.800861781091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4]+([.$B$3]-[.$B$4])*EXP(-[.$D$5]*[.$B$6]*[.$B$7]*[.$B$8]*[.A26]*3600/([.$B$6]*[.$B$7]*[.$B$8]+[.$D$9]))" office:value-type="float" office:value="19.0285195234358" calcext:value-type="float">
            <text:p>19.028519523435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4]+([.$B$3]-[.$B$4])*EXP(-[.$D$5]*[.$B$6]*[.$B$7]*[.$B$8]*[.A27]*3600/([.$B$6]*[.$B$7]*[.$B$8]+[.$D$9]))" office:value-type="float" office:value="19.2129561868155" calcext:value-type="float">
            <text:p>19.212956186815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4]+([.$B$3]-[.$B$4])*EXP(-[.$D$5]*[.$B$6]*[.$B$7]*[.$B$8]*[.A28]*3600/([.$B$6]*[.$B$7]*[.$B$8]+[.$D$9]))" office:value-type="float" office:value="19.3623773417838" calcext:value-type="float">
            <text:p>19.362377341783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4]+([.$B$3]-[.$B$4])*EXP(-[.$D$5]*[.$B$6]*[.$B$7]*[.$B$8]*[.A29]*3600/([.$B$6]*[.$B$7]*[.$B$8]+[.$D$9]))" office:value-type="float" office:value="19.4834307220767" calcext:value-type="float">
            <text:p>19.48343072207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4]+([.$B$3]-[.$B$4])*EXP(-[.$D$5]*[.$B$6]*[.$B$7]*[.$B$8]*[.A30]*3600/([.$B$6]*[.$B$7]*[.$B$8]+[.$D$9]))" office:value-type="float" office:value="19.5815019816882" calcext:value-type="float">
            <text:p>19.581501981688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4]+([.$B$3]-[.$B$4])*EXP(-[.$D$5]*[.$B$6]*[.$B$7]*[.$B$8]*[.A31]*3600/([.$B$6]*[.$B$7]*[.$B$8]+[.$D$9]))" office:value-type="float" office:value="19.6609543021316" calcext:value-type="float">
            <text:p>19.66095430213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4]+([.$B$3]-[.$B$4])*EXP(-[.$D$5]*[.$B$6]*[.$B$7]*[.$B$8]*[.A32]*3600/([.$B$6]*[.$B$7]*[.$B$8]+[.$D$9]))" office:value-type="float" office:value="19.7253225099922" calcext:value-type="float">
            <text:p>19.725322509992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4]+([.$B$3]-[.$B$4])*EXP(-[.$D$5]*[.$B$6]*[.$B$7]*[.$B$8]*[.A33]*3600/([.$B$6]*[.$B$7]*[.$B$8]+[.$D$9]))" office:value-type="float" office:value="19.7774703410446" calcext:value-type="float">
            <text:p>19.777470341044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4]+([.$B$3]-[.$B$4])*EXP(-[.$D$5]*[.$B$6]*[.$B$7]*[.$B$8]*[.A34]*3600/([.$B$6]*[.$B$7]*[.$B$8]+[.$D$9]))" office:value-type="float" office:value="19.8197178475986" calcext:value-type="float">
            <text:p>19.819717847598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4]+([.$B$3]-[.$B$4])*EXP(-[.$D$5]*[.$B$6]*[.$B$7]*[.$B$8]*[.A35]*3600/([.$B$6]*[.$B$7]*[.$B$8]+[.$D$9]))" office:value-type="float" office:value="19.8539446174185" calcext:value-type="float">
            <text:p>19.853944617418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4]+([.$B$3]-[.$B$4])*EXP(-[.$D$5]*[.$B$6]*[.$B$7]*[.$B$8]*[.A36]*3600/([.$B$6]*[.$B$7]*[.$B$8]+[.$D$9]))" office:value-type="float" office:value="19.8816733964128" calcext:value-type="float">
            <text:p>19.881673396412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4]+([.$B$3]-[.$B$4])*EXP(-[.$D$5]*[.$B$6]*[.$B$7]*[.$B$8]*[.A37]*3600/([.$B$6]*[.$B$7]*[.$B$8]+[.$D$9]))" office:value-type="float" office:value="19.9041378354635" calcext:value-type="float">
            <text:p>19.90413783546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4]+([.$B$3]-[.$B$4])*EXP(-[.$D$5]*[.$B$6]*[.$B$7]*[.$B$8]*[.A38]*3600/([.$B$6]*[.$B$7]*[.$B$8]+[.$D$9]))" office:value-type="float" office:value="19.9223373754419" calcext:value-type="float">
            <text:p>19.922337375441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4]+([.$B$3]-[.$B$4])*EXP(-[.$D$5]*[.$B$6]*[.$B$7]*[.$B$8]*[.A39]*3600/([.$B$6]*[.$B$7]*[.$B$8]+[.$D$9]))" office:value-type="float" office:value="19.9370817122436" calcext:value-type="float">
            <text:p>19.93708171224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4]+([.$B$3]-[.$B$4])*EXP(-[.$D$5]*[.$B$6]*[.$B$7]*[.$B$8]*[.A40]*3600/([.$B$6]*[.$B$7]*[.$B$8]+[.$D$9]))" office:value-type="float" office:value="19.949026820086" calcext:value-type="float">
            <text:p>19.94902682008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4]+([.$B$3]-[.$B$4])*EXP(-[.$D$5]*[.$B$6]*[.$B$7]*[.$B$8]*[.A41]*3600/([.$B$6]*[.$B$7]*[.$B$8]+[.$D$9]))" office:value-type="float" office:value="19.9587041357419" calcext:value-type="float">
            <text:p>19.958704135741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4]+([.$B$3]-[.$B$4])*EXP(-[.$D$5]*[.$B$6]*[.$B$7]*[.$B$8]*[.A42]*3600/([.$B$6]*[.$B$7]*[.$B$8]+[.$D$9]))" office:value-type="float" office:value="19.9665442021136" calcext:value-type="float">
            <text:p>19.96654420211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4]+([.$B$3]-[.$B$4])*EXP(-[.$D$5]*[.$B$6]*[.$B$7]*[.$B$8]*[.A43]*3600/([.$B$6]*[.$B$7]*[.$B$8]+[.$D$9]))" office:value-type="float" office:value="19.9728958230486" calcext:value-type="float">
            <text:p>19.972895823048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4]+([.$B$3]-[.$B$4])*EXP(-[.$D$5]*[.$B$6]*[.$B$7]*[.$B$8]*[.A44]*3600/([.$B$6]*[.$B$7]*[.$B$8]+[.$D$9]))" office:value-type="float" office:value="19.9780415815905" calcext:value-type="float">
            <text:p>19.978041581590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4]+([.$B$3]-[.$B$4])*EXP(-[.$D$5]*[.$B$6]*[.$B$7]*[.$B$8]*[.A45]*3600/([.$B$6]*[.$B$7]*[.$B$8]+[.$D$9]))" office:value-type="float" office:value="19.9822104120737" calcext:value-type="float">
            <text:p>19.982210412073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4]+([.$B$3]-[.$B$4])*EXP(-[.$D$5]*[.$B$6]*[.$B$7]*[.$B$8]*[.A46]*3600/([.$B$6]*[.$B$7]*[.$B$8]+[.$D$9]))" office:value-type="float" office:value="19.9855877853912" calcext:value-type="float">
            <text:p>19.985587785391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4]+([.$B$3]-[.$B$4])*EXP(-[.$D$5]*[.$B$6]*[.$B$7]*[.$B$8]*[.A47]*3600/([.$B$6]*[.$B$7]*[.$B$8]+[.$D$9]))" office:value-type="float" office:value="19.9883239605779" calcext:value-type="float">
            <text:p>19.988323960577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4]+([.$B$3]-[.$B$4])*EXP(-[.$D$5]*[.$B$6]*[.$B$7]*[.$B$8]*[.A48]*3600/([.$B$6]*[.$B$7]*[.$B$8]+[.$D$9]))" office:value-type="float" office:value="19.9905406698217" calcext:value-type="float">
            <text:p>19.990540669821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4]+([.$B$3]-[.$B$4])*EXP(-[.$D$5]*[.$B$6]*[.$B$7]*[.$B$8]*[.A49]*3600/([.$B$6]*[.$B$7]*[.$B$8]+[.$D$9]))" office:value-type="float" office:value="19.9923365343171" calcext:value-type="float">
            <text:p>19.992336534317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4]+([.$B$3]-[.$B$4])*EXP(-[.$D$5]*[.$B$6]*[.$B$7]*[.$B$8]*[.A50]*3600/([.$B$6]*[.$B$7]*[.$B$8]+[.$D$9]))" office:value-type="float" office:value="19.9937914519141" calcext:value-type="float">
            <text:p>19.993791451914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4]+([.$B$3]-[.$B$4])*EXP(-[.$D$5]*[.$B$6]*[.$B$7]*[.$B$8]*[.A51]*3600/([.$B$6]*[.$B$7]*[.$B$8]+[.$D$9]))" office:value-type="float" office:value="19.9949701517655" calcext:value-type="float">
            <text:p>19.994970151765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4]+([.$B$3]-[.$B$4])*EXP(-[.$D$5]*[.$B$6]*[.$B$7]*[.$B$8]*[.A52]*3600/([.$B$6]*[.$B$7]*[.$B$8]+[.$D$9]))" office:value-type="float" office:value="19.9959250741217" calcext:value-type="float">
            <text:p>19.99592507412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4]+([.$B$3]-[.$B$4])*EXP(-[.$D$5]*[.$B$6]*[.$B$7]*[.$B$8]*[.A53]*3600/([.$B$6]*[.$B$7]*[.$B$8]+[.$D$9]))" office:value-type="float" office:value="19.9966987033923" calcext:value-type="float">
            <text:p>19.996698703392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4]+([.$B$3]-[.$B$4])*EXP(-[.$D$5]*[.$B$6]*[.$B$7]*[.$B$8]*[.A54]*3600/([.$B$6]*[.$B$7]*[.$B$8]+[.$D$9]))" office:value-type="float" office:value="19.997325458274" calcext:value-type="float">
            <text:p>19.99732545827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4]+([.$B$3]-[.$B$4])*EXP(-[.$D$5]*[.$B$6]*[.$B$7]*[.$B$8]*[.A55]*3600/([.$B$6]*[.$B$7]*[.$B$8]+[.$D$9]))" office:value-type="float" office:value="19.997833223035" calcext:value-type="float">
            <text:p>19.99783322303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4]+([.$B$3]-[.$B$4])*EXP(-[.$D$5]*[.$B$6]*[.$B$7]*[.$B$8]*[.A56]*3600/([.$B$6]*[.$B$7]*[.$B$8]+[.$D$9]))" office:value-type="float" office:value="19.9982445880839" calcext:value-type="float">
            <text:p>19.998244588083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4]+([.$B$3]-[.$B$4])*EXP(-[.$D$5]*[.$B$6]*[.$B$7]*[.$B$8]*[.A57]*3600/([.$B$6]*[.$B$7]*[.$B$8]+[.$D$9]))" office:value-type="float" office:value="19.9985778550146" calcext:value-type="float">
            <text:p>19.99857785501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4]+([.$B$3]-[.$B$4])*EXP(-[.$D$5]*[.$B$6]*[.$B$7]*[.$B$8]*[.A58]*3600/([.$B$6]*[.$B$7]*[.$B$8]+[.$D$9]))" office:value-type="float" office:value="19.9988478508429" calcext:value-type="float">
            <text:p>19.998847850842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4]+([.$B$3]-[.$B$4])*EXP(-[.$D$5]*[.$B$6]*[.$B$7]*[.$B$8]*[.A59]*3600/([.$B$6]*[.$B$7]*[.$B$8]+[.$D$9]))" office:value-type="float" office:value="19.9990665876589" calcext:value-type="float">
            <text:p>19.999066587658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4]+([.$B$3]-[.$B$4])*EXP(-[.$D$5]*[.$B$6]*[.$B$7]*[.$B$8]*[.A60]*3600/([.$B$6]*[.$B$7]*[.$B$8]+[.$D$9]))" office:value-type="float" office:value="19.9992437970439" calcext:value-type="float">
            <text:p>19.999243797043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4]+([.$B$3]-[.$B$4])*EXP(-[.$D$5]*[.$B$6]*[.$B$7]*[.$B$8]*[.A61]*3600/([.$B$6]*[.$B$7]*[.$B$8]+[.$D$9]))" office:value-type="float" office:value="19.9993873630274" calcext:value-type="float">
            <text:p>19.999387363027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4]+([.$B$3]-[.$B$4])*EXP(-[.$D$5]*[.$B$6]*[.$B$7]*[.$B$8]*[.A62]*3600/([.$B$6]*[.$B$7]*[.$B$8]+[.$D$9]))" office:value-type="float" office:value="19.9995036728471" calcext:value-type="float">
            <text:p>19.999503672847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4]+([.$B$3]-[.$B$4])*EXP(-[.$D$5]*[.$B$6]*[.$B$7]*[.$B$8]*[.A63]*3600/([.$B$6]*[.$B$7]*[.$B$8]+[.$D$9]))" office:value-type="float" office:value="19.9995979011164" calcext:value-type="float">
            <text:p>19.999597901116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4]+([.$B$3]-[.$B$4])*EXP(-[.$D$5]*[.$B$6]*[.$B$7]*[.$B$8]*[.A64]*3600/([.$B$6]*[.$B$7]*[.$B$8]+[.$D$9]))" office:value-type="float" office:value="19.9996742400427" calcext:value-type="float">
            <text:p>19.999674240042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4]+([.$B$3]-[.$B$4])*EXP(-[.$D$5]*[.$B$6]*[.$B$7]*[.$B$8]*[.A65]*3600/([.$B$6]*[.$B$7]*[.$B$8]+[.$D$9]))" office:value-type="float" office:value="19.9997360859377" calcext:value-type="float">
            <text:p>19.999736085937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4]+([.$B$3]-[.$B$4])*EXP(-[.$D$5]*[.$B$6]*[.$B$7]*[.$B$8]*[.A66]*3600/([.$B$6]*[.$B$7]*[.$B$8]+[.$D$9]))" office:value-type="float" office:value="19.9997861903199" calcext:value-type="float">
            <text:p>19.999786190319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4]+([.$B$3]-[.$B$4])*EXP(-[.$D$5]*[.$B$6]*[.$B$7]*[.$B$8]*[.A67]*3600/([.$B$6]*[.$B$7]*[.$B$8]+[.$D$9]))" office:value-type="float" office:value="19.9998267823286" calcext:value-type="float">
            <text:p>19.999826782328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4]+([.$B$3]-[.$B$4])*EXP(-[.$D$5]*[.$B$6]*[.$B$7]*[.$B$8]*[.A68]*3600/([.$B$6]*[.$B$7]*[.$B$8]+[.$D$9]))" office:value-type="float" office:value="19.9998596678988" calcext:value-type="float">
            <text:p>19.999859667898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4]+([.$B$3]-[.$B$4])*EXP(-[.$D$5]*[.$B$6]*[.$B$7]*[.$B$8]*[.A69]*3600/([.$B$6]*[.$B$7]*[.$B$8]+[.$D$9]))" office:value-type="float" office:value="19.9998863101063" calcext:value-type="float">
            <text:p>19.999886310106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4]+([.$B$3]-[.$B$4])*EXP(-[.$D$5]*[.$B$6]*[.$B$7]*[.$B$8]*[.A70]*3600/([.$B$6]*[.$B$7]*[.$B$8]+[.$D$9]))" office:value-type="float" office:value="19.9999078942608" calcext:value-type="float">
            <text:p>19.999907894260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4]+([.$B$3]-[.$B$4])*EXP(-[.$D$5]*[.$B$6]*[.$B$7]*[.$B$8]*[.A71]*3600/([.$B$6]*[.$B$7]*[.$B$8]+[.$D$9]))" office:value-type="float" office:value="19.9999253806392" calcext:value-type="float">
            <text:p>19.999925380639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4]+([.$B$3]-[.$B$4])*EXP(-[.$D$5]*[.$B$6]*[.$B$7]*[.$B$8]*[.A72]*3600/([.$B$6]*[.$B$7]*[.$B$8]+[.$D$9]))" office:value-type="float" office:value="19.9999395472089" calcext:value-type="float">
            <text:p>19.999939547208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4]+([.$B$3]-[.$B$4])*EXP(-[.$D$5]*[.$B$6]*[.$B$7]*[.$B$8]*[.A73]*3600/([.$B$6]*[.$B$7]*[.$B$8]+[.$D$9]))" office:value-type="float" office:value="19.9999510242395" calcext:value-type="float">
            <text:p>19.999951024239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4]+([.$B$3]-[.$B$4])*EXP(-[.$D$5]*[.$B$6]*[.$B$7]*[.$B$8]*[.A74]*3600/([.$B$6]*[.$B$7]*[.$B$8]+[.$D$9]))" office:value-type="float" office:value="19.9999603223428" calcext:value-type="float">
            <text:p>19.999960322342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4]+([.$B$3]-[.$B$4])*EXP(-[.$D$5]*[.$B$6]*[.$B$7]*[.$B$8]*[.A75]*3600/([.$B$6]*[.$B$7]*[.$B$8]+[.$D$9]))" office:value-type="float" office:value="19.9999678551907" calcext:value-type="float">
            <text:p>19.999967855190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4]+([.$B$3]-[.$B$4])*EXP(-[.$D$5]*[.$B$6]*[.$B$7]*[.$B$8]*[.A76]*3600/([.$B$6]*[.$B$7]*[.$B$8]+[.$D$9]))" office:value-type="float" office:value="19.999973957919" calcext:value-type="float">
            <text:p>19.99997395791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4]+([.$B$3]-[.$B$4])*EXP(-[.$D$5]*[.$B$6]*[.$B$7]*[.$B$8]*[.A77]*3600/([.$B$6]*[.$B$7]*[.$B$8]+[.$D$9]))" office:value-type="float" office:value="19.9999789020374" calcext:value-type="float">
            <text:p>19.999978902037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4]+([.$B$3]-[.$B$4])*EXP(-[.$D$5]*[.$B$6]*[.$B$7]*[.$B$8]*[.A78]*3600/([.$B$6]*[.$B$7]*[.$B$8]+[.$D$9]))" office:value-type="float" office:value="19.9999829075094" calcext:value-type="float">
            <text:p>19.999982907509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4]+([.$B$3]-[.$B$4])*EXP(-[.$D$5]*[.$B$6]*[.$B$7]*[.$B$8]*[.A79]*3600/([.$B$6]*[.$B$7]*[.$B$8]+[.$D$9]))" office:value-type="float" office:value="19.999986152538" calcext:value-type="float">
            <text:p>19.99998615253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4]+([.$B$3]-[.$B$4])*EXP(-[.$D$5]*[.$B$6]*[.$B$7]*[.$B$8]*[.A80]*3600/([.$B$6]*[.$B$7]*[.$B$8]+[.$D$9]))" office:value-type="float" office:value="19.9999887814943" calcext:value-type="float">
            <text:p>19.999988781494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4]+([.$B$3]-[.$B$4])*EXP(-[.$D$5]*[.$B$6]*[.$B$7]*[.$B$8]*[.A81]*3600/([.$B$6]*[.$B$7]*[.$B$8]+[.$D$9]))" office:value-type="float" office:value="19.9999909113402" calcext:value-type="float">
            <text:p>19.999990911340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4]+([.$B$3]-[.$B$4])*EXP(-[.$D$5]*[.$B$6]*[.$B$7]*[.$B$8]*[.A82]*3600/([.$B$6]*[.$B$7]*[.$B$8]+[.$D$9]))" office:value-type="float" office:value="19.9999926368325" calcext:value-type="float">
            <text:p>19.999992636832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4]+([.$B$3]-[.$B$4])*EXP(-[.$D$5]*[.$B$6]*[.$B$7]*[.$B$8]*[.A83]*3600/([.$B$6]*[.$B$7]*[.$B$8]+[.$D$9]))" office:value-type="float" office:value="19.9999940347382" calcext:value-type="float">
            <text:p>19.999994034738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4]+([.$B$3]-[.$B$4])*EXP(-[.$D$5]*[.$B$6]*[.$B$7]*[.$B$8]*[.A84]*3600/([.$B$6]*[.$B$7]*[.$B$8]+[.$D$9]))" office:value-type="float" office:value="19.9999951672499" calcext:value-type="float">
            <text:p>19.999995167249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4]+([.$B$3]-[.$B$4])*EXP(-[.$D$5]*[.$B$6]*[.$B$7]*[.$B$8]*[.A85]*3600/([.$B$6]*[.$B$7]*[.$B$8]+[.$D$9]))" office:value-type="float" office:value="19.9999960847529" calcext:value-type="float">
            <text:p>19.999996084752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4]+([.$B$3]-[.$B$4])*EXP(-[.$D$5]*[.$B$6]*[.$B$7]*[.$B$8]*[.A86]*3600/([.$B$6]*[.$B$7]*[.$B$8]+[.$D$9]))" office:value-type="float" office:value="19.999996828067" calcext:value-type="float">
            <text:p>19.99999682806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4]+([.$B$3]-[.$B$4])*EXP(-[.$D$5]*[.$B$6]*[.$B$7]*[.$B$8]*[.A87]*3600/([.$B$6]*[.$B$7]*[.$B$8]+[.$D$9]))" office:value-type="float" office:value="19.999997430262" calcext:value-type="float">
            <text:p>19.99999743026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4]+([.$B$3]-[.$B$4])*EXP(-[.$D$5]*[.$B$6]*[.$B$7]*[.$B$8]*[.A88]*3600/([.$B$6]*[.$B$7]*[.$B$8]+[.$D$9]))" office:value-type="float" office:value="19.9999979181297" calcext:value-type="float">
            <text:p>19.999997918129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4]+([.$B$3]-[.$B$4])*EXP(-[.$D$5]*[.$B$6]*[.$B$7]*[.$B$8]*[.A89]*3600/([.$B$6]*[.$B$7]*[.$B$8]+[.$D$9]))" office:value-type="float" office:value="19.9999983133751" calcext:value-type="float">
            <text:p>19.999998313375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4]+([.$B$3]-[.$B$4])*EXP(-[.$D$5]*[.$B$6]*[.$B$7]*[.$B$8]*[.A90]*3600/([.$B$6]*[.$B$7]*[.$B$8]+[.$D$9]))" office:value-type="float" office:value="19.9999986335828" calcext:value-type="float">
            <text:p>19.999998633582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4]+([.$B$3]-[.$B$4])*EXP(-[.$D$5]*[.$B$6]*[.$B$7]*[.$B$8]*[.A91]*3600/([.$B$6]*[.$B$7]*[.$B$8]+[.$D$9]))" office:value-type="float" office:value="19.9999988929986" calcext:value-type="float">
            <text:p>19.999998892998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4]+([.$B$3]-[.$B$4])*EXP(-[.$D$5]*[.$B$6]*[.$B$7]*[.$B$8]*[.A92]*3600/([.$B$6]*[.$B$7]*[.$B$8]+[.$D$9]))" office:value-type="float" office:value="19.9999991031641" calcext:value-type="float">
            <text:p>19.999999103164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4]+([.$B$3]-[.$B$4])*EXP(-[.$D$5]*[.$B$6]*[.$B$7]*[.$B$8]*[.A93]*3600/([.$B$6]*[.$B$7]*[.$B$8]+[.$D$9]))" office:value-type="float" office:value="19.9999992734294" calcext:value-type="float">
            <text:p>19.999999273429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4]+([.$B$3]-[.$B$4])*EXP(-[.$D$5]*[.$B$6]*[.$B$7]*[.$B$8]*[.A94]*3600/([.$B$6]*[.$B$7]*[.$B$8]+[.$D$9]))" office:value-type="float" office:value="19.9999994113696" calcext:value-type="float">
            <text:p>19.999999411369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4]+([.$B$3]-[.$B$4])*EXP(-[.$D$5]*[.$B$6]*[.$B$7]*[.$B$8]*[.A95]*3600/([.$B$6]*[.$B$7]*[.$B$8]+[.$D$9]))" office:value-type="float" office:value="19.9999995231218" calcext:value-type="float">
            <text:p>19.999999523121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4]+([.$B$3]-[.$B$4])*EXP(-[.$D$5]*[.$B$6]*[.$B$7]*[.$B$8]*[.A96]*3600/([.$B$6]*[.$B$7]*[.$B$8]+[.$D$9]))" office:value-type="float" office:value="19.9999996136576" calcext:value-type="float">
            <text:p>19.999999613657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4]+([.$B$3]-[.$B$4])*EXP(-[.$D$5]*[.$B$6]*[.$B$7]*[.$B$8]*[.A97]*3600/([.$B$6]*[.$B$7]*[.$B$8]+[.$D$9]))" office:value-type="float" office:value="19.9999996870052" calcext:value-type="float">
            <text:p>19.999999687005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4]+([.$B$3]-[.$B$4])*EXP(-[.$D$5]*[.$B$6]*[.$B$7]*[.$B$8]*[.A98]*3600/([.$B$6]*[.$B$7]*[.$B$8]+[.$D$9]))" office:value-type="float" office:value="19.9999997464276" calcext:value-type="float">
            <text:p>19.999999746427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4]+([.$B$3]-[.$B$4])*EXP(-[.$D$5]*[.$B$6]*[.$B$7]*[.$B$8]*[.A99]*3600/([.$B$6]*[.$B$7]*[.$B$8]+[.$D$9]))" office:value-type="float" office:value="19.9999997945686" calcext:value-type="float">
            <text:p>19.999999794568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4]+([.$B$3]-[.$B$4])*EXP(-[.$D$5]*[.$B$6]*[.$B$7]*[.$B$8]*[.A100]*3600/([.$B$6]*[.$B$7]*[.$B$8]+[.$D$9]))" office:value-type="float" office:value="19.99999983357" calcext:value-type="float">
            <text:p>19.9999998335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4]+([.$B$3]-[.$B$4])*EXP(-[.$D$5]*[.$B$6]*[.$B$7]*[.$B$8]*[.A101]*3600/([.$B$6]*[.$B$7]*[.$B$8]+[.$D$9]))" office:value-type="float" office:value="19.9999998651669" calcext:value-type="float">
            <text:p>19.999999865166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4]+([.$B$3]-[.$B$4])*EXP(-[.$D$5]*[.$B$6]*[.$B$7]*[.$B$8]*[.A102]*3600/([.$B$6]*[.$B$7]*[.$B$8]+[.$D$9]))" office:value-type="float" office:value="19.9999998907651" calcext:value-type="float">
            <text:p>19.999999890765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4]+([.$B$3]-[.$B$4])*EXP(-[.$D$5]*[.$B$6]*[.$B$7]*[.$B$8]*[.A103]*3600/([.$B$6]*[.$B$7]*[.$B$8]+[.$D$9]))" office:value-type="float" office:value="19.9999999115035" calcext:value-type="float">
            <text:p>19.999999911503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4]+([.$B$3]-[.$B$4])*EXP(-[.$D$5]*[.$B$6]*[.$B$7]*[.$B$8]*[.A104]*3600/([.$B$6]*[.$B$7]*[.$B$8]+[.$D$9]))" office:value-type="float" office:value="19.9999999283047" calcext:value-type="float">
            <text:p>19.999999928304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4]+([.$B$3]-[.$B$4])*EXP(-[.$D$5]*[.$B$6]*[.$B$7]*[.$B$8]*[.A105]*3600/([.$B$6]*[.$B$7]*[.$B$8]+[.$D$9]))" office:value-type="float" office:value="19.9999999419161" calcext:value-type="float">
            <text:p>19.999999941916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4]+([.$B$3]-[.$B$4])*EXP(-[.$D$5]*[.$B$6]*[.$B$7]*[.$B$8]*[.A106]*3600/([.$B$6]*[.$B$7]*[.$B$8]+[.$D$9]))" office:value-type="float" office:value="19.9999999529434" calcext:value-type="float">
            <text:p>19.999999952943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4]+([.$B$3]-[.$B$4])*EXP(-[.$D$5]*[.$B$6]*[.$B$7]*[.$B$8]*[.A107]*3600/([.$B$6]*[.$B$7]*[.$B$8]+[.$D$9]))" office:value-type="float" office:value="19.9999999618771" calcext:value-type="float">
            <text:p>19.999999961877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4]+([.$B$3]-[.$B$4])*EXP(-[.$D$5]*[.$B$6]*[.$B$7]*[.$B$8]*[.A108]*3600/([.$B$6]*[.$B$7]*[.$B$8]+[.$D$9]))" office:value-type="float" office:value="19.9999999691148" calcext:value-type="float">
            <text:p>19.999999969114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4]+([.$B$3]-[.$B$4])*EXP(-[.$D$5]*[.$B$6]*[.$B$7]*[.$B$8]*[.A109]*3600/([.$B$6]*[.$B$7]*[.$B$8]+[.$D$9]))" office:value-type="float" office:value="19.9999999749784" calcext:value-type="float">
            <text:p>19.99999997497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6:44:55.3064536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6:41:53.503086017</meta:creation-date>
    <dc:date>2020-08-25T16:47:20.242024295</dc:date>
    <meta:editing-duration>PT5M15S</meta:editing-duration>
    <meta:editing-cycles>3</meta:editing-cycles>
    <meta:generator>LibreOffice/6.0.7.3$Linux_X86_64 LibreOffice_project/00m0$Build-3</meta:generator>
    <meta:document-statistic meta:table-count="1" meta:cell-count="222" meta:object-count="0"/>
  </office:meta>
</office:document-meta>
</file>